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cm"/>
    </style:style>
    <style:style style:name="co3" style:family="table-column">
      <style:table-column-properties fo:break-before="auto" style:column-width="6.126cm"/>
    </style:style>
    <style:style style:name="co4" style:family="table-column">
      <style:table-column-properties fo:break-before="auto" style:column-width="17.83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name-asian="DejaVu Sans" style:font-weight-asian="bold" style:font-name-complex="Lohit Hindi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METHOD</text:p>
          </table:table-cell>
          <table:table-cell office:value-type="string">
            <text:p>URI</text:p>
          </table:table-cell>
          <table:table-cell office:value-type="string">
            <text:p>CLIENT METHOD</text:p>
          </table:table-cell>
          <table:table-cell table:style-name="ce2" office:value-type="string">
            <text:p>HELP</text:p>
          </table:table-cell>
          <table:table-cell table:style-name="ce2" office:value-type="string">
            <text:p>STATUS</text:p>
          </table:table-cell>
          <table:table-cell table:style-name="ce2" table:number-columns-repeated="1019"/>
        </table:table-row>
        <table:table-row table:style-name="ro2">
          <table:table-cell office:value-type="string">
            <text:p>GET</text:p>
          </table:table-cell>
          <table:table-cell office:value-type="string">
            <text:p>/api/me/friends</text:p>
          </table:table-cell>
          <table:table-cell office:value-type="string">
            <text:p>showMeFriends</text:p>
          </table:table-cell>
          <table:table-cell office:value-type="string">
            <text:p>returns the friends of the loged in user</text:p>
          </table:table-cell>
          <table:table-cell table:number-columns-repeated="1020"/>
        </table:table-row>
        <table:table-row table:style-name="ro2">
          <table:table-cell office:value-type="string">
            <text:p>POST</text:p>
          </table:table-cell>
          <table:table-cell office:value-type="string">
            <text:p>/api/me/friends </text:p>
          </table:table-cell>
          <table:table-cell office:value-type="string">
            <text:p>addMeFirend</text:p>
          </table:table-cell>
          <table:table-cell office:value-type="string">
            <text:p>sends a friendship request to a given user</text:p>
          </table:table-cell>
          <table:table-cell table:number-columns-repeated="1020"/>
        </table:table-row>
        <table:table-row table:style-name="ro2">
          <table:table-cell office:value-type="string">
            <text:p>GET</text:p>
          </table:table-cell>
          <table:table-cell office:value-type="string">
            <text:p>/api/me/friends/pending</text:p>
          </table:table-cell>
          <table:table-cell office:value-type="string">
            <text:p>showFriendshipsPending</text:p>
          </table:table-cell>
          <table:table-cell office:value-type="string">
            <text:p>returns the friendships request the loged in user sended that are pending for acceptance</text:p>
          </table:table-cell>
          <table:table-cell table:number-columns-repeated="1020"/>
        </table:table-row>
        <table:table-row table:style-name="ro2">
          <table:table-cell office:value-type="string">
            <text:p>GET</text:p>
          </table:table-cell>
          <table:table-cell office:value-type="string">
            <text:p>/api/me/friends/requests</text:p>
          </table:table-cell>
          <table:table-cell office:value-type="string">
            <text:p>showFriendshipsRequest</text:p>
          </table:table-cell>
          <table:table-cell office:value-type="string">
            <text:p>returns the friendship requests sended the loged in user pending to be accepted</text:p>
          </table:table-cell>
          <table:table-cell table:number-columns-repeated="1020"/>
        </table:table-row>
        <table:table-row table:style-name="ro2">
          <table:table-cell office:value-type="string">
            <text:p>PUT</text:p>
          </table:table-cell>
          <table:table-cell office:value-type="string">
            <text:p>/api/me/friends/requests/{id}</text:p>
          </table:table-cell>
          <table:table-cell office:value-type="string">
            <text:p>acceptsFriendshipRequest</text:p>
          </table:table-cell>
          <table:table-cell office:value-type="string">
            <text:p>accepts a friendship request</text:p>
          </table:table-cell>
          <table:table-cell table:number-columns-repeated="1020"/>
        </table:table-row>
        <table:table-row table:style-name="ro2">
          <table:table-cell office:value-type="string">
            <text:p>DELETE</text:p>
          </table:table-cell>
          <table:table-cell office:value-type="string">
            <text:p>/api/me/friends/requests/{id}</text:p>
          </table:table-cell>
          <table:table-cell office:value-type="string">
            <text:p>declineFriendshipRequest</text:p>
          </table:table-cell>
          <table:table-cell office:value-type="string">
            <text:p>decline a friendship request</text:p>
          </table:table-cell>
          <table:table-cell table:number-columns-repeated="1020"/>
        </table:table-row>
        <table:table-row table:style-name="ro2">
          <table:table-cell office:value-type="string">
            <text:p>DELETE</text:p>
          </table:table-cell>
          <table:table-cell office:value-type="string">
            <text:p>/api/me/friends/{id}</text:p>
          </table:table-cell>
          <table:table-cell office:value-type="string">
            <text:p>delFriendship</text:p>
          </table:table-cell>
          <table:table-cell office:value-type="string">
            <text:p>Deletes a friendship</text:p>
          </table:table-cell>
          <table:table-cell table:number-columns-repeated="1020"/>
        </table:table-row>
        <table:table-row table:style-name="ro2">
          <table:table-cell office:value-type="string">
            <text:p>POST</text:p>
          </table:table-cell>
          <table:table-cell office:value-type="string">
            <text:p>/api/me/threads</text:p>
          </table:table-cell>
          <table:table-cell office:value-type="string">
            <text:p>addThread</text:p>
          </table:table-cell>
          <table:table-cell office:value-type="string">
            <text:p>Creates a thread</text:p>
          </table:table-cell>
          <table:table-cell table:number-columns-repeated="1020"/>
        </table:table-row>
        <table:table-row table:style-name="ro2">
          <table:table-cell office:value-type="string">
            <text:p>GET <text:s/></text:p>
          </table:table-cell>
          <table:table-cell office:value-type="string">
            <text:p>/api/me/threads/inbox</text:p>
          </table:table-cell>
          <table:table-cell office:value-type="string">
            <text:p>showThreadsInbox</text:p>
          </table:table-cell>
          <table:table-cell office:value-type="string">
            <text:p>Lists threads with messages sended to the logged in user</text:p>
          </table:table-cell>
          <table:table-cell table:number-columns-repeated="1020"/>
        </table:table-row>
        <table:table-row table:style-name="ro2">
          <table:table-cell office:value-type="string">
            <text:p>GET</text:p>
          </table:table-cell>
          <table:table-cell office:value-type="string">
            <text:p>/api/me/threads/sent</text:p>
          </table:table-cell>
          <table:table-cell office:value-type="string">
            <text:p>showThreadsSent</text:p>
          </table:table-cell>
          <table:table-cell office:value-type="string">
            <text:p>Lists threads with messages sended by the logged in user</text:p>
          </table:table-cell>
          <table:table-cell table:number-columns-repeated="1020"/>
        </table:table-row>
        <table:table-row table:style-name="ro2">
          <table:table-cell office:value-type="string">
            <text:p>GET</text:p>
          </table:table-cell>
          <table:table-cell office:value-type="string">
            <text:p>/api/me/threads/{id}</text:p>
          </table:table-cell>
          <table:table-cell office:value-type="string">
            <text:p>showThread</text:p>
          </table:table-cell>
          <table:table-cell office:value-type="string">
            <text:p>Lists the messages of a given thread</text:p>
          </table:table-cell>
          <table:table-cell table:number-columns-repeated="1020"/>
        </table:table-row>
        <table:table-row table:style-name="ro2">
          <table:table-cell office:value-type="string">
            <text:p>POST</text:p>
          </table:table-cell>
          <table:table-cell office:value-type="string">
            <text:p>/api/me/threads/{id} </text:p>
          </table:table-cell>
          <table:table-cell office:value-type="string">
            <text:p>addThreadMessage</text:p>
          </table:table-cell>
          <table:table-cell office:value-type="string">
            <text:p>Replies a message to a given thread</text:p>
          </table:table-cell>
          <table:table-cell table:number-columns-repeated="1020"/>
        </table:table-row>
        <table:table-row table:style-name="ro2">
          <table:table-cell office:value-type="string">
            <text:p>DELETE</text:p>
          </table:table-cell>
          <table:table-cell office:value-type="string">
            <text:p>/api/me/threads/{id} </text:p>
          </table:table-cell>
          <table:table-cell office:value-type="string">
            <text:p>delThread</text:p>
          </table:table-cell>
          <table:table-cell office:value-type="string">
            <text:p>Deletes a thread</text:p>
          </table:table-cell>
          <table:table-cell table:number-columns-repeated="1020"/>
        </table:table-row>
        <table:table-row table:style-name="ro2">
          <table:table-cell office:value-type="string">
            <text:p>GET</text:p>
          </table:table-cell>
          <table:table-cell office:value-type="string">
            <text:p>/api/profile/</text:p>
          </table:table-cell>
          <table:table-cell office:value-type="string">
            <text:p>showProfile</text:p>
          </table:table-cell>
          <table:table-cell office:value-type="string">
            <text:p>Show a profile of an user</text:p>
          </table:table-cell>
          <table:table-cell table:number-columns-repeated="1020"/>
        </table:table-row>
        <table:table-row table:style-name="ro2">
          <table:table-cell office:value-type="string">
            <text:p>PUT|PATCH</text:p>
          </table:table-cell>
          <table:table-cell office:value-type="string">
            <text:p>/api/profile/</text:p>
          </table:table-cell>
          <table:table-cell office:value-type="string">
            <text:p>updateProfile</text:p>
          </table:table-cell>
          <table:table-cell office:value-type="string">
            <text:p>Update a profile of an user</text:p>
          </table:table-cell>
          <table:table-cell table:number-columns-repeated="1020"/>
        </table:table-row>
        <table:table-row table:style-name="ro2">
          <table:table-cell office:value-type="string">
            <text:p>PATCH</text:p>
          </table:table-cell>
          <table:table-cell office:value-type="string">
            <text:p>/api/profile/change-password </text:p>
          </table:table-cell>
          <table:table-cell office:value-type="string">
            <text:p>changePassword</text:p>
          </table:table-cell>
          <table:table-cell office:value-type="string">
            <text:p>Change user password</text:p>
          </table:table-cell>
          <table:table-cell table:number-columns-repeated="1020"/>
        </table:table-row>
        <table:table-row table:style-name="ro2">
          <table:table-cell office:value-type="string">
            <text:p>GET</text:p>
          </table:table-cell>
          <table:table-cell office:value-type="string">
            <text:p>/api/users/{id}/friends</text:p>
          </table:table-cell>
          <table:table-cell office:value-type="string">
            <text:p>showFriends</text:p>
          </table:table-cell>
          <table:table-cell office:value-type="string">
            <text:p>accepts a friendship request</text:p>
          </table:table-cell>
          <table:table-cell table:number-columns-repeated="1020"/>
        </table:table-row>
        <table:table-row table:style-name="ro2">
          <table:table-cell office:value-type="string">
            <text:p>POST</text:p>
          </table:table-cell>
          <table:table-cell office:value-type="string">
            <text:p>/register</text:p>
          </table:table-cell>
          <table:table-cell office:value-type="string">
            <text:p>register</text:p>
          </table:table-cell>
          <table:table-cell office:value-type="string">
            <text:p>create a user</text:p>
          </table:table-cell>
          <table:table-cell table:number-columns-repeated="1020"/>
        </table:table-row>
        <table:table-row table:style-name="ro2">
          <table:table-cell office:value-type="string">
            <text:p>POST</text:p>
          </table:table-cell>
          <table:table-cell office:value-type="string">
            <text:p>/resetting/send-email </text:p>
          </table:table-cell>
          <table:table-cell office:value-type="string">
            <text:p>requestResetpassword</text:p>
          </table:table-cell>
          <table:table-cell office:value-type="string">
            <text:p>Request reset user password, in the request is mandatory send username or email (dont work from nelmio api)</text:p>
          </table:table-cell>
          <table:table-cell table:number-columns-repeated="1020"/>
        </table:table-row>
        <table:table-row table:style-name="ro2">
          <table:table-cell office:value-type="string">
            <text:p>DELETE</text:p>
          </table:table-cell>
          <table:table-cell office:value-type="string">
            <text:p>/user/{id}</text:p>
          </table:table-cell>
          <table:table-cell office:value-type="string">
            <text:p>delUser</text:p>
          </table:table-cell>
          <table:table-cell office:value-type="string">
            <text:p>delete an user</text:p>
          </table:table-cell>
          <table:table-cell table:number-columns-repeated="1020"/>
        </table:table-row>
        <table:table-row table:style-name="ro2">
          <table:table-cell office:value-type="string">
            <text:p>PATCH</text:p>
          </table:table-cell>
          <table:table-cell office:value-type="string">
            <text:p>/user/{id}/disable</text:p>
          </table:table-cell>
          <table:table-cell office:value-type="string">
            <text:p>disableUser</text:p>
          </table:table-cell>
          <table:table-cell office:value-type="string">
            <text:p>disable an user by id</text:p>
          </table:table-cell>
          <table:table-cell table:number-columns-repeated="1020"/>
        </table:table-row>
        <table:table-row table:style-name="ro2">
          <table:table-cell office:value-type="string">
            <text:p>PATCH</text:p>
          </table:table-cell>
          <table:table-cell office:value-type="string">
            <text:p>/user/{id}/enable</text:p>
          </table:table-cell>
          <table:table-cell office:value-type="string">
            <text:p>enableUser</text:p>
          </table:table-cell>
          <table:table-cell office:value-type="string">
            <text:p>enable an user by id CONFIGURE ANOTTATION @SECURE because mandatory redirect to login</text:p>
          </table:table-cell>
          <table:table-cell table:number-columns-repeated="1020"/>
        </table:table-row>
        <table:table-row table:style-name="ro2">
          <table:table-cell office:value-type="string">
            <text:p>GET</text:p>
          </table:table-cell>
          <table:table-cell office:value-type="string">
            <text:p>/api/channel/</text:p>
          </table:table-cell>
          <table:table-cell office:value-type="string">
            <text:p>showChannels</text:p>
          </table:table-cell>
          <table:table-cell office:value-type="string">
            <text:p>List all the channels</text:p>
          </table:table-cell>
          <table:table-cell table:number-columns-repeated="1020"/>
        </table:table-row>
        <table:table-row table:style-name="ro2">
          <table:table-cell office:value-type="string">
            <text:p>POST</text:p>
          </table:table-cell>
          <table:table-cell office:value-type="string">
            <text:p>/api/channel/ </text:p>
          </table:table-cell>
          <table:table-cell office:value-type="string">
            <text:p>addChanel</text:p>
          </table:table-cell>
          <table:table-cell office:value-type="string">
            <text:p>create a channel</text:p>
          </table:table-cell>
          <table:table-cell table:number-columns-repeated="1020"/>
        </table:table-row>
        <table:table-row table:style-name="ro2">
          <table:table-cell office:value-type="string">
            <text:p>PUT|PATCH</text:p>
          </table:table-cell>
          <table:table-cell office:value-type="string">
            <text:p>/api/channel/{id} </text:p>
          </table:table-cell>
          <table:table-cell office:value-type="string">
            <text:p>updateChannel</text:p>
          </table:table-cell>
          <table:table-cell office:value-type="string">
            <text:p>Update a channel</text:p>
          </table:table-cell>
          <table:table-cell table:number-columns-repeated="1020"/>
        </table:table-row>
        <table:table-row table:style-name="ro2">
          <table:table-cell office:value-type="string">
            <text:p>DELETE</text:p>
          </table:table-cell>
          <table:table-cell office:value-type="string">
            <text:p>/api/channel/{id} </text:p>
          </table:table-cell>
          <table:table-cell office:value-type="string">
            <text:p>delChannel</text:p>
          </table:table-cell>
          <table:table-cell office:value-type="string">
            <text:p>Delete a channel</text:p>
          </table:table-cell>
          <table:table-cell table:number-columns-repeated="1020"/>
        </table:table-row>
        <table:table-row table:style-name="ro2">
          <table:table-cell office:value-type="string">
            <text:p>GET</text:p>
          </table:table-cell>
          <table:table-cell office:value-type="string">
            <text:p>/api/channel/{id} </text:p>
          </table:table-cell>
          <table:table-cell office:value-type="string">
            <text:p>showChannels</text:p>
          </table:table-cell>
          <table:table-cell office:value-type="string">
            <text:p>show a channel by id</text:p>
          </table:table-cell>
          <table:table-cell table:number-columns-repeated="1020"/>
        </table:table-row>
        <table:table-row table:style-name="ro2">
          <table:table-cell office:value-type="string">
            <text:p>GET</text:p>
          </table:table-cell>
          <table:table-cell office:value-type="string">
            <text:p>/api/me/channels</text:p>
          </table:table-cell>
          <table:table-cell office:value-type="string">
            <text:p>showChannels</text:p>
          </table:table-cell>
          <table:table-cell office:value-type="string">
            <text:p>List all my channels</text:p>
          </table:table-cell>
          <table:table-cell table:number-columns-repeated="1020"/>
        </table:table-row>
        <table:table-row table:style-name="ro2">
          <table:table-cell office:value-type="string">
            <text:p>POST</text:p>
          </table:table-cell>
          <table:table-cell office:value-type="string">
            <text:p>/api/me/channel/{id}/fan</text:p>
          </table:table-cell>
          <table:table-cell office:value-type="string">
            <text:p>addChannelFan</text:p>
          </table:table-cell>
          <table:table-cell office:value-type="string">
            <text:p>Make me a channel fan</text:p>
          </table:table-cell>
          <table:table-cell table:number-columns-repeated="1020"/>
        </table:table-row>
        <table:table-row table:style-name="ro2">
          <table:table-cell office:value-type="string">
            <text:p>DELETE</text:p>
          </table:table-cell>
          <table:table-cell office:value-type="string">
            <text:p>/api/me/channel/{id}/fan</text:p>
          </table:table-cell>
          <table:table-cell office:value-type="string">
            <text:p>delChannelFan</text:p>
          </table:table-cell>
          <table:table-cell office:value-type="string">
            <text:p>Remove me as a channel fan</text:p>
          </table:table-cell>
          <table:table-cell table:number-columns-repeated="1020"/>
        </table:table-row>
        <table:table-row table:style-name="ro2">
          <table:table-cell office:value-type="string">
            <text:p>GET</text:p>
          </table:table-cell>
          <table:table-cell office:value-type="string">
            <text:p>/api/user/{id}/channels </text:p>
          </table:table-cell>
          <table:table-cell office:value-type="string">
            <text:p>showChannels</text:p>
          </table:table-cell>
          <table:table-cell office:value-type="string">
            <text:p>show array channels of an user</text:p>
          </table:table-cell>
          <table:table-cell table:number-columns-repeated="1020"/>
        </table:table-row>
        <table:table-row table:style-name="ro2">
          <table:table-cell office:value-type="string">
            <text:p>GET</text:p>
          </table:table-cell>
          <table:table-cell office:value-type="string">
            <text:p>/api/channel/{id}/fans</text:p>
          </table:table-cell>
          <table:table-cell office:value-type="string">
            <text:p>showChannelFans</text:p>
          </table:table-cell>
          <table:table-cell office:value-type="string">
            <text:p>Show all fans of a channel</text:p>
          </table:table-cell>
          <table:table-cell table:number-columns-repeated="1020"/>
        </table:table-row>
        <table:table-row table:style-name="ro2">
          <table:table-cell office:value-type="string">
            <text:p>GET</text:p>
          </table:table-cell>
          <table:table-cell office:value-type="string">
            <text:p>/api/me/</text:p>
          </table:table-cell>
          <table:table-cell office:value-type="string">
            <text:p>whoami()</text:p>
          </table:table-cell>
          <table:table-cell office:value-type="string">
            <text:p>get the user of session</text:p>
          </table:table-cell>
          <table:table-cell table:number-columns-repeated="1020"/>
        </table:table-row>
        <table:table-row table:style-name="ro2">
          <table:table-cell office:value-type="string">
            <text:p>DELETE</text:p>
          </table:table-cell>
          <table:table-cell office:value-type="string">
            <text:p>/api/me/ </text:p>
          </table:table-cell>
          <table:table-cell office:value-type="string">
            <text:p>delMe</text:p>
          </table:table-cell>
          <table:table-cell office:value-type="string">
            <text:p>delete my user</text:p>
          </table:table-cell>
          <table:table-cell table:number-columns-repeated="1020"/>
        </table:table-row>
        <table:table-row table:style-name="ro2">
          <table:table-cell office:value-type="string">
            <text:p>POST</text:p>
          </table:table-cell>
          <table:table-cell office:value-type="string">
            <text:p>/api/me/photo</text:p>
          </table:table-cell>
          <table:table-cell office:value-type="string">
            <text:p>addPhoto</text:p>
          </table:table-cell>
          <table:table-cell office:value-type="string">
            <text:p>create a photo</text:p>
          </table:table-cell>
          <table:table-cell table:number-columns-repeated="1020"/>
        </table:table-row>
        <table:table-row table:style-name="ro2">
          <table:table-cell office:value-type="string">
            <text:p>GET</text:p>
          </table:table-cell>
          <table:table-cell office:value-type="string">
            <text:p>/api/me/photo/{id}</text:p>
          </table:table-cell>
          <table:table-cell office:value-type="string">
            <text:p>showPhoto</text:p>
          </table:table-cell>
          <table:table-cell office:value-type="string">
            <text:p>show a photo</text:p>
          </table:table-cell>
          <table:table-cell table:number-columns-repeated="1020"/>
        </table:table-row>
        <table:table-row table:style-name="ro2">
          <table:table-cell office:value-type="string">
            <text:p>DELETE</text:p>
          </table:table-cell>
          <table:table-cell office:value-type="string">
            <text:p>/api/me/photo/{id} </text:p>
          </table:table-cell>
          <table:table-cell office:value-type="string">
            <text:p>delPhoto</text:p>
          </table:table-cell>
          <table:table-cell office:value-type="string">
            <text:p>delete a photo</text:p>
          </table:table-cell>
          <table:table-cell table:number-columns-repeated="1020"/>
        </table:table-row>
        <table:table-row table:style-name="ro2">
          <table:table-cell office:value-type="string">
            <text:p>GET</text:p>
          </table:table-cell>
          <table:table-cell office:value-type="string">
            <text:p>/api/user/{id}/photos</text:p>
          </table:table-cell>
          <table:table-cell office:value-type="string">
            <text:p>showAllFotos</text:p>
          </table:table-cell>
          <table:table-cell office:value-type="string">
            <text:p>List all photos of an user</text:p>
          </table:table-cell>
          <table:table-cell table:number-columns-repeated="1020"/>
        </table:table-row>
        <table:table-row table:style-name="ro2">
          <table:table-cell office:value-type="string">
            <text:p>GET</text:p>
          </table:table-cell>
          <table:table-cell office:value-type="string">
            <text:p>/api/me/photos</text:p>
          </table:table-cell>
          <table:table-cell office:value-type="string">
            <text:p>showAllFotos</text:p>
          </table:table-cell>
          <table:table-cell office:value-type="string">
            <text:p>List all me photos</text:p>
          </table:table-cell>
          <table:table-cell table:number-columns-repeated="1020"/>
        </table:table-row>
        <table:table-row table:style-name="ro2">
          <table:table-cell office:value-type="string">
            <text:p>GET</text:p>
          </table:table-cell>
          <table:table-cell office:value-type="string">
            <text:p>/api/me/vote</text:p>
          </table:table-cell>
          <table:table-cell office:value-type="string">
            <text:p>showVotes</text:p>
          </table:table-cell>
          <table:table-cell office:value-type="string">
            <text:p>show all votes of an user</text:p>
          </table:table-cell>
          <table:table-cell table:number-columns-repeated="1020"/>
        </table:table-row>
        <table:table-row table:style-name="ro2">
          <table:table-cell office:value-type="string">
            <text:p>POST</text:p>
          </table:table-cell>
          <table:table-cell office:value-type="string">
            <text:p>/api/me/vote</text:p>
          </table:table-cell>
          <table:table-cell office:value-type="string">
            <text:p>addVote</text:p>
          </table:table-cell>
          <table:table-cell office:value-type="string">
            <text:p>create a vote</text:p>
          </table:table-cell>
          <table:table-cell table:number-columns-repeated="1020"/>
        </table:table-row>
        <table:table-row table:style-name="ro2">
          <table:table-cell office:value-type="string">
            <text:p>DELETE</text:p>
          </table:table-cell>
          <table:table-cell office:value-type="string">
            <text:p>/api/me/vote/{id} </text:p>
          </table:table-cell>
          <table:table-cell office:value-type="string">
            <text:p>delVote</text:p>
          </table:table-cell>
          <table:table-cell office:value-type="string">
            <text:p>delete a vote</text:p>
          </table:table-cell>
          <table:table-cell table:number-columns-repeated="1020"/>
        </table:table-row>
        <table:table-row table:style-name="ro2">
          <table:table-cell office:value-type="string">
            <text:p>GET</text:p>
          </table:table-cell>
          <table:table-cell office:value-type="string">
            <text:p>/api/photo/{id}/votes</text:p>
          </table:table-cell>
          <table:table-cell office:value-type="string">
            <text:p>showPhotoVotes</text:p>
          </table:table-cell>
          <table:table-cell office:value-type="string">
            <text:p>show a vote of a photo</text:p>
          </table:table-cell>
          <table:table-cell table:number-columns-repeated="1020"/>
        </table:table-row>
        <table:table-row table:style-name="ro2">
          <table:table-cell office:value-type="string">
            <text:p>GET</text:p>
          </table:table-cell>
          <table:table-cell office:value-type="string">
            <text:p>/api/users/</text:p>
          </table:table-cell>
          <table:table-cell office:value-type="string">
            <text:p>who()</text:p>
          </table:table-cell>
          <table:table-cell office:value-type="string">
            <text:p>get all the users</text:p>
          </table:table-cell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13:55:55</meta:creation-date>
    <dc:date>2013-09-04T16:46:41</dc:date>
    <meta:editing-duration>PT2H45M51S</meta:editing-duration>
    <meta:editing-cycles>15</meta:editing-cycles>
    <meta:generator>LibreOffice/4.0.2.2$Linux_X86_64 LibreOffice_project/400m0$Build-2</meta:generator>
    <meta:document-statistic meta:table-count="1" meta:cell-count="181" meta:object-count="0"/>
  </office:meta>
</office:document-meta>
</file>